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2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line-height="150%"/>
      <style:text-properties style:font-name="Times New Roman" officeooo:paragraph-rsid="00212b07"/>
    </style:style>
    <style:style style:name="P6" style:family="paragraph" style:parent-style-name="Standard">
      <style:paragraph-properties fo:line-height="150%"/>
      <style:text-properties style:font-name="Times New Roman" officeooo:paragraph-rsid="00212b07"/>
    </style:style>
    <style:style style:name="T1" style:family="text">
      <style:text-properties officeooo:rsid="001d6954"/>
    </style:style>
    <style:style style:name="T2" style:family="text">
      <style:text-properties officeooo:rsid="001f4ee3"/>
    </style:style>
    <style:style style:name="T3" style:family="text">
      <style:text-properties officeooo:rsid="00212b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Введение</text:h>
      <text:p text:style-name="P1"><text:tab/>Цель данного проекта заключалась в разработке одностраничного приложения (SPA), способного предоставить пользователям удобный и интуитивно понятный инструмент для поиска интересующих магазинов вблизи их текущего местоположения. Проект был нацелен на создание функционального веб-интерфейса, который использует современные веб-технологии для определения геолокации пользователя и отображения результатов поиска на интерактивной карте.</text:p>
      <text:p text:style-name="P1"><text:tab/>Основная задача проекта заключалась в обеспечении пользователям возможности выбора категорий магазинов, таких как рестораны, аптеки, супермаркеты и другие, и их отображения на карте. Это позволяет пользователю быстро и эффективно находить нужные объекты в своем окружении, делая процесс поиска более удобным и доступным.</text:p>
      <text:p text:style-name="P1"><text:tab/>Разработка данного приложения требовала интеграции нескольких ключевых технологий и API, таких как геолокационные сервисы для определения текущего местоположения пользователя и картографические сервисы для визуализации данных. Проект ориентирован на создание простого и интуитивного интерфейса, который мог бы стать полезным инструментом как для местных жителей, так и для путешественников.</text:p>
      <text:p text:style-name="P1"><text:tab/>Кроме того, особое внимание было уделено адаптивности и производительности приложения, чтобы обеспечить комфортное использование на различных устройствах, будь то настольные компьютеры или мобильные телефоны.</text:p>
      <text:p text:style-name="P1"><text:tab/>Таким образом, данный проект представляет собой практическое решение задачи локального поиска, которое может быть легко расширено и адаптировано для различных нужд, таких как поиск услуг, туристических достопримечательностей или иных категорий объектов в зависимости от потребностей пользователей.</text:p>
      <text:p text:style-name="P1"/>
      <text:h text:style-name="P2" text:outline-level="1"><text:span text:style-name="T1">1. </text:span>Задуманный функционал</text:h>
      <text:p text:style-name="P1"><text:tab/>В рамках проекта были реализованы несколько ключевых функций, обеспечивающих интерактивное взаимодействие пользователя с приложением. Эти функции включают получение текущей геопозиции пользователя, выбор категорий магазинов, поиск и отображение магазинов на карте, а также динамическое обновление карты с установкой маркеров. Ниже приведено более детальное описание каждого из этих функциональных блоков, включая примеры кода на JavaScript.</text:p>
      <text:p text:style-name="P1"/>
      <text:h text:style-name="P3" text:outline-level="2"><text:soft-page-break/><text:span text:style-name="T1">1.</text:span>1. Получение текущей геопозиции пользователя</text:h>
      <text:p text:style-name="P1"><text:tab/>Одной из первых задач приложения является получение текущего местоположения пользователя. Это достигается с помощью встроенного API геолокации, который запрашивает разрешение на доступ к геоданным при загрузке страницы.</text:p>
      <text:p text:style-name="P1"/>
      <text:p text:style-name="P1">Пример кода:</text:p>
      <text:p text:style-name="P1"/>
      <text:p text:style-name="P1">function getUserLocation() {</text:p>
      <text:p text:style-name="P1"><text:s text:c="4"/>if (navigator.geolocation) {</text:p>
      <text:p text:style-name="P1"><text:s text:c="8"/>navigator.geolocation.getCurrentPosition(</text:p>
      <text:p text:style-name="P1"><text:s text:c="12"/>(position) =&gt; {</text:p>
      <text:p text:style-name="P1"><text:s text:c="16"/>const latitude = position.coords.latitude;</text:p>
      <text:p text:style-name="P1"><text:s text:c="16"/>const longitude = position.coords.longitude;</text:p>
      <text:p text:style-name="P1"><text:s text:c="16"/>initializeMap(latitude, longitude);</text:p>
      <text:p text:style-name="P1"><text:s text:c="12"/>},</text:p>
      <text:p text:style-name="P1"><text:s text:c="12"/>(error) =&gt; {</text:p>
      <text:p text:style-name="P1"><text:s text:c="16"/>console.error('Error getting location:', error);</text:p>
      <text:p text:style-name="P1"><text:s text:c="16"/>alert('Не удалось получить ваше местоположение. Пожалуйста, разрешите доступ к геоданным.');</text:p>
      <text:p text:style-name="P1"><text:s text:c="12"/>}</text:p>
      <text:p text:style-name="P1"><text:s text:c="8"/>);</text:p>
      <text:p text:style-name="P1"><text:s text:c="4"/>} else {</text:p>
      <text:p text:style-name="P1"><text:s text:c="8"/>alert('Ваш браузер не поддерживает геолокацию.');</text:p>
      <text:p text:style-name="P1"><text:s text:c="4"/>}</text:p>
      <text:p text:style-name="P1">}</text:p>
      <text:p text:style-name="P1">В этом коде navigator.geolocation.getCurrentPosition используется для получения координат пользователя. При успешном определении местоположения функция initializeMap инициализирует карту с фокусом на текущей точке.</text:p>
      <text:p text:style-name="P1"/>
      <text:h text:style-name="P3" text:outline-level="2"><text:span text:style-name="T1">1.</text:span>2. Выбор категорий магазинов</text:h>
      <text:p text:style-name="P1"><text:tab/>Приложение предоставляет пользователю возможность выбирать категории магазинов, которые он хотел бы увидеть на карте. Это реализовано через пользовательский интерфейс, где представляются различные категории, такие как рестораны, аптеки, супермаркеты и т.д.</text:p>
      <text:p text:style-name="P1"/>
      <text:p text:style-name="P1"><text:soft-page-break/>Пример кода:</text:p>
      <text:p text:style-name="P1"/>
      <text:p text:style-name="P1">const categories = ['restaurants', 'pharmacies', 'supermarkets'];</text:p>
      <text:p text:style-name="P1">const selectedCategories = [];</text:p>
      <text:p text:style-name="P1"/>
      <text:p text:style-name="P1">function toggleCategory(category) {</text:p>
      <text:p text:style-name="P1"><text:s text:c="4"/>const index = selectedCategories.indexOf(category);</text:p>
      <text:p text:style-name="P1"><text:s text:c="4"/>if (index &gt; -1) {</text:p>
      <text:p text:style-name="P1"><text:s text:c="8"/>selectedCategories.splice(index, 1);</text:p>
      <text:p text:style-name="P1"><text:s text:c="4"/>} else {</text:p>
      <text:p text:style-name="P1"><text:s text:c="8"/>selectedCategories.push(category);</text:p>
      <text:p text:style-name="P1"><text:s text:c="4"/>}</text:p>
      <text:p text:style-name="P1"><text:s text:c="4"/>updateMapWithSelectedCategories();</text:p>
      <text:p text:style-name="P1">}</text:p>
      <text:p text:style-name="P1"/>
      <text:p text:style-name="P1">document.querySelectorAll('.category-checkbox').forEach((checkbox) =&gt; {</text:p>
      <text:p text:style-name="P1"><text:s text:c="4"/>checkbox.addEventListener('change', (event) =&gt; {</text:p>
      <text:p text:style-name="P1"><text:s text:c="8"/>toggleCategory(event.target.value);</text:p>
      <text:p text:style-name="P1"><text:s text:c="4"/>});</text:p>
      <text:p text:style-name="P1">});</text:p>
      <text:p text:style-name="P1">Здесь selectedCategories хранит выбранные пользователем категории. Функция toggleCategory добавляет или удаляет категории из этого списка в зависимости от выбора пользователя. Затем updateMapWithSelectedCategories обновляет отображение карты в соответствии с выбранными категориями.</text:p>
      <text:p text:style-name="P1"/>
      <text:h text:style-name="P3" text:outline-level="2"><text:span text:style-name="T1">1.</text:span>3. Поиск и отображение магазинов</text:h>
      <text:p text:style-name="P1"><text:tab/>После того как пользователь выбрал интересующие его категории, приложение выполняет поиск соответствующих магазинов вблизи текущего местоположения пользователя и отображает их на карте. Для этого может использоваться API, например, Google Places API или OpenStreetMap.</text:p>
      <text:p text:style-name="P1"/>
      <text:p text:style-name="P1">Пример кода:</text:p>
      <text:p text:style-name="P1"/>
      <text:p text:style-name="P1">function fetchStoresByCategory(category, latitude, longitude) {</text:p>
      <text:p text:style-name="P1"><text:soft-page-break/><text:s text:c="4"/>const apiUrl = `https://api.example.com/stores?category=${category}&amp;lat=${latitude}&amp;lng=${longitude}`;</text:p>
      <text:p text:style-name="P1"><text:s text:c="4"/>fetch(apiUrl)</text:p>
      <text:p text:style-name="P1"><text:s text:c="8"/>.then((response) =&gt; response.json())</text:p>
      <text:p text:style-name="P1"><text:s text:c="8"/>.then((data) =&gt; {</text:p>
      <text:p text:style-name="P1"><text:s text:c="12"/>data.stores.forEach((store) =&gt; {</text:p>
      <text:p text:style-name="P1"><text:s text:c="16"/>addMarkerToMap(store);</text:p>
      <text:p text:style-name="P1"><text:s text:c="12"/>});</text:p>
      <text:p text:style-name="P1"><text:s text:c="8"/>})</text:p>
      <text:p text:style-name="P1"><text:s text:c="8"/>.catch((error) =&gt; {</text:p>
      <text:p text:style-name="P1"><text:s text:c="12"/>console.error('Error fetching stores:', error);</text:p>
      <text:p text:style-name="P1"><text:s text:c="8"/>});</text:p>
      <text:p text:style-name="P1">}</text:p>
      <text:p text:style-name="P1"/>
      <text:p text:style-name="P1">function updateMapWithSelectedCategories() {</text:p>
      <text:p text:style-name="P1"><text:s text:c="4"/>const { latitude, longitude } = getCurrentMapCenter();</text:p>
      <text:p text:style-name="P1"><text:s text:c="4"/>selectedCategories.forEach((category) =&gt; {</text:p>
      <text:p text:style-name="P1"><text:s text:c="8"/>fetchStoresByCategory(category, latitude, longitude);</text:p>
      <text:p text:style-name="P1"><text:s text:c="4"/>});</text:p>
      <text:p text:style-name="P1">}</text:p>
      <text:p text:style-name="P1">В этом коде функция fetchStoresByCategory запрашивает данные о магазинах по выбранной категории и текущим координатам. Затем магазины отображаются на карте с помощью addMarkerToMap.</text:p>
      <text:p text:style-name="P1"/>
      <text:h text:style-name="P3" text:outline-level="2"><text:span text:style-name="T1">1.</text:span>4. Отображение карты и установка маркеров</text:h>
      <text:p text:style-name="P1"><text:tab/>Карта приложения динамически обновляется в зависимости от выбранных категорий и местоположения пользователя. Каждый найденный магазин отображается на карте с помощью маркера, который обозначает его расположение.</text:p>
      <text:p text:style-name="P1"/>
      <text:p text:style-name="P1">Пример кода:</text:p>
      <text:p text:style-name="P1"/>
      <text:p text:style-name="P1">let map;</text:p>
      <text:p text:style-name="P1"/>
      <text:p text:style-name="P1">function initializeMap(latitude, longitude) {</text:p>
      <text:p text:style-name="P1"><text:s text:c="4"/>map = new google.maps.Map(document.getElementById('map'), {</text:p>
      <text:p text:style-name="P1"><text:soft-page-break/><text:s text:c="8"/>center: { lat: latitude, lng: longitude },</text:p>
      <text:p text:style-name="P1"><text:s text:c="8"/>zoom: 14,</text:p>
      <text:p text:style-name="P1"><text:s text:c="4"/>});</text:p>
      <text:p text:style-name="P1"><text:s text:c="4"/>new google.maps.Marker({</text:p>
      <text:p text:style-name="P1"><text:s text:c="8"/>position: { lat: latitude, lng: longitude },</text:p>
      <text:p text:style-name="P1"><text:s text:c="8"/>map: map,</text:p>
      <text:p text:style-name="P1"><text:s text:c="8"/>title: 'Ваше местоположение',</text:p>
      <text:p text:style-name="P1"><text:s text:c="4"/>});</text:p>
      <text:p text:style-name="P1">}</text:p>
      <text:p text:style-name="P1"/>
      <text:p text:style-name="P1">function addMarkerToMap(store) {</text:p>
      <text:p text:style-name="P1"><text:s text:c="4"/>const marker = new google.maps.Marker({</text:p>
      <text:p text:style-name="P1"><text:s text:c="8"/>position: { lat: store.latitude, lng: store.longitude },</text:p>
      <text:p text:style-name="P1"><text:s text:c="8"/>map: map,</text:p>
      <text:p text:style-name="P1"><text:s text:c="8"/>title: store.name,</text:p>
      <text:p text:style-name="P1"><text:s text:c="4"/>});</text:p>
      <text:p text:style-name="P1"/>
      <text:p text:style-name="P1"><text:s text:c="4"/>const infoWindow = new google.maps.InfoWindow({</text:p>
      <text:p text:style-name="P1"><text:s text:c="8"/>content: `&lt;h3&gt;${store.name}&lt;/h3&gt;&lt;p&gt;${store.address}&lt;/p&gt;`,</text:p>
      <text:p text:style-name="P1"><text:s text:c="4"/>});</text:p>
      <text:p text:style-name="P1"/>
      <text:p text:style-name="P1"><text:s text:c="4"/>marker.addListener('click', () =&gt; {</text:p>
      <text:p text:style-name="P1"><text:s text:c="8"/>infoWindow.open(map, marker);</text:p>
      <text:p text:style-name="P1"><text:s text:c="4"/>});</text:p>
      <text:p text:style-name="P1">}</text:p>
      <text:p text:style-name="P1">Функция initializeMap создаёт карту, центрированную на текущем местоположении пользователя. Маркер для обозначения текущей позиции также добавляется. Функция addMarkerToMap отвечает за добавление маркеров для каждого найденного магазина, отображая их на карте.</text:p>
      <text:p text:style-name="P1"/>
      <text:h text:style-name="P2" text:outline-level="1"><text:span text:style-name="T2">2. </text:span>API для определения и отображения геопозиции</text:h>
      <text:p text:style-name="P1"><text:tab/>Для реализации функционала определения и отображения геопозиции пользователя в приложении использовались несколько API. Каждое из них играло свою роль в создании интерактивной карты и предоставлении пользователю информации о ближайших магазинах.</text:p>
      <text:p text:style-name="P1"><text:soft-page-break/></text:p>
      <text:h text:style-name="P3" text:outline-level="2"><text:span text:style-name="T2">2.</text:span>1. 2GIS Maps API</text:h>
      <text:p text:style-name="P1"><text:tab/>2GIS Maps API был использован для отображения карты, установки маркеров и работы с геолокацией пользователя. Этот API предоставляет мощные инструменты для работы с картографическими данными и взаимодействия с ними.</text:p>
      <text:p text:style-name="P1"/>
      <text:p text:style-name="P1">Пример кода для инициализации карты с использованием 2GIS Maps API:</text:p>
      <text:p text:style-name="P1"/>
      <text:p text:style-name="P1">const map = new DG.Map('map', {</text:p>
      <text:p text:style-name="P1"><text:s text:c="4"/>center: [55.751244, 37.618423], // Центр карты по умолчанию (Москва)</text:p>
      <text:p text:style-name="P1"><text:s text:c="4"/>zoom: 14,</text:p>
      <text:p text:style-name="P1">});</text:p>
      <text:p text:style-name="P1"/>
      <text:p text:style-name="P1">function addMarker(latitude, longitude, name) {</text:p>
      <text:p text:style-name="P1"><text:s text:c="4"/>const marker = DG.marker([latitude, longitude]).addTo(map);</text:p>
      <text:p text:style-name="P1"><text:s text:c="4"/>marker.bindPopup(`&lt;b&gt;${name}&lt;/b&gt;`);</text:p>
      <text:p text:style-name="P1">}</text:p>
      <text:p text:style-name="P1"/>
      <text:p text:style-name="P1">function updateMapCenter(latitude, longitude) {</text:p>
      <text:p text:style-name="P1"><text:s text:c="4"/>map.setView([latitude, longitude], 14);</text:p>
      <text:p text:style-name="P1">}</text:p>
      <text:p text:style-name="P1">Здесь DG.Map инициализирует карту, центрированную на заданных координатах. Функция addMarker добавляет маркер на карту, указывая местоположение магазина или пользователя. Функция updateMapCenter обновляет центр карты в зависимости от текущего местоположения пользователя.</text:p>
      <text:p text:style-name="P1"/>
      <text:h text:style-name="P3" text:outline-level="2"><text:span text:style-name="T2">2.</text:span>2. Geolocation API браузера</text:h>
      <text:p text:style-name="P1"><text:tab/>Изначально для определения местоположения использовался стандартный Geolocation API браузера, который позволяет получать геопозицию устройства. Однако этот API имеет ограничения в некоторых ситуациях, например, когда пользователь отказывает в доступе к геоданным или использует устройство без GPS.</text:p>
      <text:p text:style-name="P1"/>
      <text:p text:style-name="P1">Пример кода для использования Geolocation API:</text:p>
      <text:p text:style-name="P1"/>
      <text:p text:style-name="P1"><text:soft-page-break/>function getUserGeolocation() {</text:p>
      <text:p text:style-name="P1"><text:s text:c="4"/>if (navigator.geolocation) {</text:p>
      <text:p text:style-name="P1"><text:s text:c="8"/>navigator.geolocation.getCurrentPosition(</text:p>
      <text:p text:style-name="P1"><text:s text:c="12"/>(position) =&gt; {</text:p>
      <text:p text:style-name="P1"><text:s text:c="16"/>const { latitude, longitude } = position.coords;</text:p>
      <text:p text:style-name="P1"><text:s text:c="16"/>updateMapCenter(latitude, longitude);</text:p>
      <text:p text:style-name="P1"><text:s text:c="16"/>addMarker(latitude, longitude, 'Ваше местоположение');</text:p>
      <text:p text:style-name="P1"><text:s text:c="12"/>},</text:p>
      <text:p text:style-name="P1"><text:s text:c="12"/>(error) =&gt; {</text:p>
      <text:p text:style-name="P1"><text:s text:c="16"/>console.error('Ошибка при получении геолокации:', error);</text:p>
      <text:p text:style-name="P1"><text:s text:c="16"/>useFallbackLocation();</text:p>
      <text:p text:style-name="P1"><text:s text:c="12"/>}</text:p>
      <text:p text:style-name="P1"><text:s text:c="8"/>);</text:p>
      <text:p text:style-name="P1"><text:s text:c="4"/>} else {</text:p>
      <text:p text:style-name="P1"><text:s text:c="8"/>console.warn('Геолокация не поддерживается этим браузером.');</text:p>
      <text:p text:style-name="P1"><text:s text:c="8"/>useFallbackLocation();</text:p>
      <text:p text:style-name="P1"><text:s text:c="4"/>}</text:p>
      <text:p text:style-name="P1">}</text:p>
      <text:p text:style-name="P1">В этом коде, если пользователь разрешает доступ к геоданным, карта центрируется на текущем местоположении, а также добавляется маркер. Если геолокация недоступна, вызывается функция useFallbackLocation.</text:p>
      <text:p text:style-name="P1"/>
      <text:h text:style-name="P4" text:outline-level="2"><text:span text:style-name="T2">2.</text:span>3. IPStack API</text:h>
      <text:p text:style-name="P1">IPStack API использовался как резервный механизм для определения местоположения пользователя по IP-адресу в случае отказа от использования Geolocation API. Это решение эффективно, когда пользователь блокирует доступ к геоданным, но доступен интернет.</text:p>
      <text:p text:style-name="P1"/>
      <text:p text:style-name="P1">Пример кода для использования IPStack API:</text:p>
      <text:p text:style-name="P1"/>
      <text:p text:style-name="P1">function useFallbackLocation() {</text:p>
      <text:p text:style-name="P1"><text:s text:c="4"/>fetch('http://api.ipstack.com/check?access_key=YOUR_ACCESS_KEY')</text:p>
      <text:p text:style-name="P1"><text:s text:c="8"/>.then((response) =&gt; response.json())</text:p>
      <text:p text:style-name="P1"><text:s text:c="8"/>.then((data) =&gt; {</text:p>
      <text:p text:style-name="P1"><text:s text:c="12"/>const { latitude, longitude, city } = data;</text:p>
      <text:p text:style-name="P1"><text:s text:c="12"/>updateMapCenter(latitude, longitude);</text:p>
      <text:p text:style-name="P1"><text:soft-page-break/><text:s text:c="12"/>addMarker(latitude, longitude, `Ваше местоположение (по IP): ${city}`);</text:p>
      <text:p text:style-name="P1"><text:s text:c="8"/>})</text:p>
      <text:p text:style-name="P1"><text:s text:c="8"/>.catch((error) =&gt; {</text:p>
      <text:p text:style-name="P1"><text:s text:c="12"/>console.error('Ошибка при получении геолокации через IPStack:', error);</text:p>
      <text:p text:style-name="P1"><text:s text:c="8"/>});</text:p>
      <text:p text:style-name="P1">}</text:p>
      <text:p text:style-name="P1">В данном примере, API ipstack.com возвращает данные о местоположении пользователя на основе его IP-адреса. Затем карта центрируется на полученных координатах, и на карту добавляется маркер с указанием города.</text:p>
      <text:p text:style-name="P1"/>
      <text:h text:style-name="P3" text:outline-level="2"><text:span text:style-name="T2">2.3 </text:span>API для получения данных о магазинах</text:h>
      <text:p text:style-name="P1"><text:tab/>Для получения данных о магазинах и их отображения на карте использовался 2GIS Catalog API. Этот API предоставляет информацию о различных предприятиях и позволяет искать магазины в выбранной категории, используя координаты пользователя.</text:p>
      <text:p text:style-name="P1"/>
      <text:p text:style-name="P1">Пример кода для получения данных о магазинах с использованием 2GIS Catalog API:</text:p>
      <text:p text:style-name="P1"/>
      <text:p text:style-name="P1">function fetchStores(category, latitude, longitude) {</text:p>
      <text:p text:style-name="P1"><text:s text:c="4"/>const apiUrl = `https://catalog.api.2gis.com/2.0/catalog/branch/search?key=YOUR_API_KEY&amp;q=${category}&amp;point=${longitude},${latitude}&amp;radius=1000`;</text:p>
      <text:p text:style-name="P1"/>
      <text:p text:style-name="P1"><text:s text:c="4"/>fetch(apiUrl)</text:p>
      <text:p text:style-name="P1"><text:s text:c="8"/>.then((response) =&gt; response.json())</text:p>
      <text:p text:style-name="P1"><text:s text:c="8"/>.then((data) =&gt; {</text:p>
      <text:p text:style-name="P1"><text:s text:c="12"/>data.result.items.forEach((store) =&gt; {</text:p>
      <text:p text:style-name="P1"><text:s text:c="16"/>const { lat, lon, name } = store.point;</text:p>
      <text:p text:style-name="P1"><text:s text:c="16"/>addMarker(lat, lon, name);</text:p>
      <text:p text:style-name="P1"><text:s text:c="12"/>});</text:p>
      <text:p text:style-name="P1"><text:s text:c="8"/>})</text:p>
      <text:p text:style-name="P1"><text:s text:c="8"/>.catch((error) =&gt; {</text:p>
      <text:p text:style-name="P1"><text:s text:c="12"/>console.error('Ошибка при получении данных о магазинах:', error);</text:p>
      <text:p text:style-name="P1"><text:s text:c="8"/>});</text:p>
      <text:p text:style-name="P1">}</text:p>
      <text:p text:style-name="P1"><text:soft-page-break/>Этот код отправляет запрос к 2GIS Catalog API, чтобы получить список магазинов по выбранной категории. Для каждого магазина, найденного API, добавляется маркер на карту с использованием координат магазина и его названия.</text:p>
      <text:p text:style-name="P1"/>
      <text:h text:style-name="P2" text:outline-level="1"><text:span text:style-name="T3">3. </text:span>Стек технологий</text:h>
      <text:p text:style-name="P1"><text:tab/>Для реализации приложения были использованы современные веб-технологии, которые обеспечили высокую производительность, масштабируемость и удобство разработки. В частности, были применены React, Redux, и Material-UI. Ниже описаны их основные роли в проекте, а также представлены примеры кода, иллюстрирующие их использование.</text:p>
      <text:p text:style-name="P1"/>
      <text:h text:style-name="P3" text:outline-level="2"><text:span text:style-name="T3">3.</text:span>1. React</text:h>
      <text:p text:style-name="P1"><text:tab/>React был выбран в качестве основной библиотеки для построения пользовательского интерфейса. Он обеспечил возможность разбиения приложения на отдельные компоненты, что упростило управление кодом и его повторное использование. Основные элементы приложения, такие как карта и панель навигации, были реализованы в виде отдельных React-компонентов.</text:p>
      <text:p text:style-name="P1"/>
      <text:p text:style-name="P1">Пример кода для создания компонента карты:</text:p>
      <text:p text:style-name="P1"/>
      <text:p text:style-name="P1">import React, { useEffect } from 'react';</text:p>
      <text:p text:style-name="P1">import DG from '2gis-maps';</text:p>
      <text:p text:style-name="P1"/>
      <text:p text:style-name="P1">const MapComponent = ({ latitude, longitude, markers }) =&gt; {</text:p>
      <text:p text:style-name="P1"><text:s text:c="4"/>useEffect(() =&gt; {</text:p>
      <text:p text:style-name="P1"><text:s text:c="8"/>const map = DG.map('map-container', {</text:p>
      <text:p text:style-name="P1"><text:s text:c="12"/>center: [latitude, longitude],</text:p>
      <text:p text:style-name="P1"><text:s text:c="12"/>zoom: 14,</text:p>
      <text:p text:style-name="P1"><text:s text:c="8"/>});</text:p>
      <text:p text:style-name="P1"/>
      <text:p text:style-name="P1"><text:s text:c="8"/>markers.forEach(marker =&gt; {</text:p>
      <text:p text:style-name="P1"><text:s text:c="12"/>DG.marker([marker.lat, marker.lon]).addTo(map).bindPopup(marker.name);</text:p>
      <text:p text:style-name="P1"><text:s text:c="8"/>});</text:p>
      <text:p text:style-name="P1"/>
      <text:p text:style-name="P1"><text:soft-page-break/><text:s text:c="8"/>return () =&gt; {</text:p>
      <text:p text:style-name="P1"><text:s text:c="12"/>map.remove();</text:p>
      <text:p text:style-name="P1"><text:s text:c="8"/>};</text:p>
      <text:p text:style-name="P1"><text:s text:c="4"/>}, [latitude, longitude, markers]);</text:p>
      <text:p text:style-name="P1"/>
      <text:p text:style-name="P1"><text:s text:c="4"/>return &lt;div id="map-container" style={{ width: '100%', height: '500px' }}&gt;&lt;/div&gt;;</text:p>
      <text:p text:style-name="P1">};</text:p>
      <text:p text:style-name="P1"/>
      <text:p text:style-name="P1">export default MapComponent;</text:p>
      <text:p text:style-name="P1">В данном примере MapComponent использует React Hook useEffect, чтобы инициализировать карту при первом рендере и обновлять ее при изменении местоположения или маркеров. Это позволяет компоненту быть динамическим и реагировать на изменения состояния.</text:p>
      <text:p text:style-name="P1"/>
      <text:h text:style-name="P4" text:outline-level="2"><text:span text:style-name="T3">2.</text:span>2. Redux</text:h>
      <text:p text:style-name="P1"><text:tab/>Redux был использован для централизованного управления состоянием приложения. Он позволил эффективно управлять данными, которые поступали из различных API, и координировать взаимодействие между компонентами. Redux обеспечил хранение состояний местоположения пользователя, выбранных категорий магазинов и других фильтров.</text:p>
      <text:p text:style-name="P1"/>
      <text:p text:style-name="P1">Пример кода для создания Redux-хранилища и редуктора:</text:p>
      <text:p text:style-name="P1"/>
      <text:p text:style-name="P1">import { createStore } from 'redux';</text:p>
      <text:p text:style-name="P1"/>
      <text:p text:style-name="P1">const initialState = {</text:p>
      <text:p text:style-name="P1"><text:s text:c="4"/>location: { latitude: null, longitude: null },</text:p>
      <text:p text:style-name="P1"><text:s text:c="4"/>selectedCategory: null,</text:p>
      <text:p text:style-name="P1"><text:s text:c="4"/>markers: [],</text:p>
      <text:p text:style-name="P1">};</text:p>
      <text:p text:style-name="P1"/>
      <text:p text:style-name="P1">function appReducer(state = initialState, action) {</text:p>
      <text:p text:style-name="P1"><text:s text:c="4"/>switch (action.type) {</text:p>
      <text:p text:style-name="P1"><text:s text:c="8"/>case 'SET_LOCATION':</text:p>
      <text:p text:style-name="P1"><text:s text:c="12"/>return { ...state, location: action.payload };</text:p>
      <text:p text:style-name="P1"><text:s text:c="8"/>case 'SET_CATEGORY':</text:p>
      <text:p text:style-name="P1"><text:s text:c="12"/>return { ...state, selectedCategory: action.payload };</text:p>
      <text:p text:style-name="P1"><text:soft-page-break/><text:s text:c="8"/>case 'SET_MARKERS':</text:p>
      <text:p text:style-name="P1"><text:s text:c="12"/>return { ...state, markers: action.payload };</text:p>
      <text:p text:style-name="P1"><text:s text:c="8"/>default:</text:p>
      <text:p text:style-name="P1"><text:s text:c="12"/>return state;</text:p>
      <text:p text:style-name="P1"><text:s text:c="4"/>}</text:p>
      <text:p text:style-name="P1">}</text:p>
      <text:p text:style-name="P1"/>
      <text:p text:style-name="P1">const store = createStore(appReducer);</text:p>
      <text:p text:style-name="P1"/>
      <text:p text:style-name="P1">export default store;</text:p>
      <text:p text:style-name="P1">Здесь appReducer обрабатывает различные действия, такие как SET_LOCATION для обновления местоположения пользователя, SET_CATEGORY для выбора категории магазинов и SET_MARKERS для установки маркеров на карте. Хранилище store обеспечивает централизованное управление этими состояниями.</text:p>
      <text:p text:style-name="P1"/>
      <text:h text:style-name="P3" text:outline-level="2"><text:span text:style-name="T3">2.</text:span>3. Material-UI</text:h>
      <text:p text:style-name="P1">Material-UI была использована для оформления пользовательского интерфейса. Эта библиотека стилей предоставляет готовые компоненты и темы, что позволило быстро создать красивый и интуитивно понятный интерфейс, соответствующий современным стандартам дизайна.</text:p>
      <text:p text:style-name="P1"/>
      <text:p text:style-name="P1">Пример кода для создания панели навигации с использованием Material-UI:</text:p>
      <text:p text:style-name="P1"/>
      <text:p text:style-name="P1">javascript</text:p>
      <text:p text:style-name="P1">Копировать код</text:p>
      <text:p text:style-name="P1">import React from 'react';</text:p>
      <text:p text:style-name="P1">import { AppBar, Toolbar, Typography, Select, MenuItem } from '@mui/material';</text:p>
      <text:p text:style-name="P1"/>
      <text:p text:style-name="P1">const Navbar = ({ selectedCategory, onCategoryChange }) =&gt; {</text:p>
      <text:p text:style-name="P1"><text:s text:c="4"/>return (</text:p>
      <text:p text:style-name="P1"><text:s text:c="8"/>&lt;AppBar position="static"&gt;</text:p>
      <text:p text:style-name="P1"><text:s text:c="12"/>&lt;Toolbar&gt;</text:p>
      <text:p text:style-name="P1"><text:s text:c="16"/>&lt;Typography variant="h6" style={{ flexGrow: 1 }}&gt;</text:p>
      <text:p text:style-name="P1"><text:s text:c="20"/>Поиск Магазинов</text:p>
      <text:p text:style-name="P1"><text:s text:c="16"/>&lt;/Typography&gt;</text:p>
      <text:p text:style-name="P1"><text:soft-page-break/><text:s text:c="16"/>&lt;Select</text:p>
      <text:p text:style-name="P1"><text:s text:c="20"/>value={selectedCategory}</text:p>
      <text:p text:style-name="P1"><text:s text:c="20"/>onChange={onCategoryChange}</text:p>
      <text:p text:style-name="P1"><text:s text:c="20"/>variant="outlined"</text:p>
      <text:p text:style-name="P1"><text:s text:c="20"/>style={{ color: 'white' }}</text:p>
      <text:p text:style-name="P1"><text:s text:c="16"/>&gt;</text:p>
      <text:p text:style-name="P1"><text:s text:c="20"/>&lt;MenuItem value="restaurant"&gt;Рестораны&lt;/MenuItem&gt;</text:p>
      <text:p text:style-name="P1"><text:s text:c="20"/>&lt;MenuItem value="pharmacy"&gt;Аптеки&lt;/MenuItem&gt;</text:p>
      <text:p text:style-name="P1"><text:s text:c="20"/>&lt;MenuItem value="supermarket"&gt;Супермаркеты&lt;/MenuItem&gt;</text:p>
      <text:p text:style-name="P1"><text:s text:c="16"/>&lt;/Select&gt;</text:p>
      <text:p text:style-name="P1"><text:s text:c="12"/>&lt;/Toolbar&gt;</text:p>
      <text:p text:style-name="P1"><text:s text:c="8"/>&lt;/AppBar&gt;</text:p>
      <text:p text:style-name="P1"><text:s text:c="4"/>);</text:p>
      <text:p text:style-name="P1">};</text:p>
      <text:p text:style-name="P1"/>
      <text:p text:style-name="P1">export default Navbar;</text:p>
      <text:p text:style-name="P1">Этот код создает панель навигации с заголовком и выпадающим списком категорий, который позволяет пользователю выбирать интересующую его категорию магазинов. Компоненты AppBar, Toolbar, и Select из Material-UI обеспечивают современный и функциональный интерфейс.</text:p>
      <text:p text:style-name="P1"/>
      <text:h text:style-name="P2" text:outline-level="1">Краткое описание использования программы</text:h>
      <text:p text:style-name="P1"><text:tab/>Программа представляет собой одностраничное веб-приложение, которое позволяет пользователю находить магазины определенных категорий вблизи его текущего местоположения. Ниже приведены шаги для работы с приложением:</text:p>
      <text:p text:style-name="P1"/>
      <text:list text:style-name="L1">
        <text:list-item>
          <text:p text:style-name="P5">Откройте веб-приложение по указанной выше ссылке.</text:p>
          <text:p text:style-name="P5">Сначала необходимо перейти по ссылке на веб-приложение, которая предоставляется разработчиком. Приложение загружается в вашем браузере и автоматически начинает инициализацию, готовясь к работе с геолокацией.</text:p>
        </text:list-item>
        <text:list-item>
          <text:p text:style-name="P5">Разрешите использование геоданных в браузере.</text:p>
          <text:p text:style-name="P5">При первом запуске браузер запросит у вас разрешение на использование данных о вашем местоположении. Важно предоставить это разрешение, так как приложение использует вашу текущую геопозицию для отображения ближайших магазинов. Без <text:soft-page-break/>этого шага приложение не сможет корректно работать и показывать результаты на карте.</text:p>
        </text:list-item>
        <text:list-item>
          <text:p text:style-name="P5">Выберите интересующую категорию магазина в меню, расположенном в правом верхнем углу.</text:p>
          <text:p text:style-name="P5">После того как ваше местоположение будет определено, вы сможете выбрать категорию магазинов, которые хотите найти. Меню выбора категорий доступно в правом верхнем углу экрана. Варианты категорий могут включать такие пункты, как "Рестораны", "Аптеки", "Супермаркеты" и другие. Выберите нужную категорию, и приложение начнет поиск магазинов, соответствующих вашему запросу.</text:p>
        </text:list-item>
        <text:list-item>
          <text:p text:style-name="P5">Нажмите на кнопку в правом нижнем углу экрана для отображения текущего местоположения и доступных магазинов на карте.</text:p>
          <text:p text:style-name="P5">Для удобства взаимодействия с картой в правом нижнем углу экрана расположена кнопка, которая позволяет мгновенно отцентровать карту на вашем текущем местоположении. После нажатия на эту кнопку на карте отобразятся маркеры, указывающие расположение магазинов выбранной категории в радиусе от вас. Каждому магазину соответствует отдельный маркер, при нажатии на который можно получить дополнительную информацию.<text:line-break/></text:p>
        </text:list-item>
      </text:list>
      <text:p text:style-name="P6"/>
      <text:h text:style-name="P2" text:outline-level="1">Заключение</text:h>
      <text:p text:style-name="P1"><text:tab/>Созданное SPA-приложение представляет собой удобный инструмент для пользователей, позволяющий быстро и эффективно находить магазины различных категорий вблизи их текущего местоположения. Приложение обеспечивает интуитивно понятный интерфейс и плавный пользовательский опыт, что делает его полезным для широкого круга пользователей, от туристов до местных жителей.</text:p>
      <text:p text:style-name="P1"><text:tab/>Реализация приложения базируется на современных веб-технологиях, таких как React и Redux, которые обеспечивают высокую производительность, гибкость и поддерживаемость кода. Использование Material-UI позволило создать привлекательный и функциональный пользовательский интерфейс, соответствующий современным стандартам дизайна.</text:p>
      <text:p text:style-name="P1"><text:tab/>Приложение интегрировано с мощными API для работы с картами и геоданными, включая 2GIS Maps API и 2GIS Catalog API, что обеспечило точное определение местоположения пользователя и отображение релевантной информации на карте. Благодаря использованию Geolocation API браузера и IPStack API для резервного определения местоположения, приложение надежно работает в различных сценариях, обеспечивая <text:soft-page-break/>корректное отображение ближайших магазинов даже в случае ограничения доступа к геоданным.</text:p>
      <text:p text:style-name="P1"><text:tab/>Возможности приложения могут быть легко расширены за счет добавления новых категорий магазинов, улучшения алгоритмов поиска и фильтрации, а также интеграции с дополнительными сервисами и базами данных. В дальнейшем приложение может быть адаптировано для использования в различных сферах, таких как туристические услуги, доставка товаров и маркетинг, что делает его перспективным решением для множества бизнес-задач.</text:p>
      <text:p text:style-name="P1"><text:tab/>В целом, данное SPA-приложение демонстрирует, как современные веб-технологии могут быть эффективно использованы для создания полезных и удобных сервисов, способных значительно улучшить повседневную жизнь пользователей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0:24:24.680114982</meta:creation-date>
    <dc:date>2024-09-03T20:42:31.464051163</dc:date>
    <meta:editing-duration>PT18M5S</meta:editing-duration>
    <meta:editing-cycles>4</meta:editing-cycles>
    <meta:generator>LibreOffice/24.8.0.3$MacOSX_AARCH64 LibreOffice_project/0bdf1299c94fe897b119f97f3c613e9dca6be583</meta:generator>
    <meta:document-statistic meta:table-count="0" meta:image-count="0" meta:object-count="0" meta:page-count="14" meta:paragraph-count="268" meta:word-count="2120" meta:character-count="19380" meta:non-whitespace-character-count="16156"/>
  </office:meta>
</office:document-meta>
</file>